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985f"/>
    </style:style>
    <style:style style:name="P2" style:family="paragraph" style:parent-style-name="Standard">
      <style:text-properties officeooo:paragraph-rsid="00046ef3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05ef96" officeooo:paragraph-rsid="0005ef9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EILLE &amp; PRESENTATION </text:p>
      <text:p text:style-name="P4">DE L’ENVIRONNEMENT <text:s/>D’AUTO ML.</text:p>
      <text:p text:style-name="P5"/>
      <text:p text:style-name="P5">L'AutoML et ses avantages</text:p>
      <text:p text:style-name="Standard"/>
      <text:p text:style-name="P1"><text:span text:style-name="T1">AutoML </text:span>(Automated Machine Learning) :désigne le processus d'automatisation des tâches de construction de modèles de machine learning. </text:p>
      <text:p text:style-name="P1">Il permet aux utilisateurs sans expertise approfondie en machine learning de créer des modèles performants. Les avantages de l'AutoML incluent :</text:p>
      <text:p text:style-name="Standard"/>
      <text:p text:style-name="Standard"><text:span text:style-name="T1">- Gain de temps :</text:span> Automatisation des tâches répétitives et chronophages comme la sélection de modèles, le prétraitement des données, et l'optimisation des hyperparamètres.</text:p>
      <text:p text:style-name="Standard"/>
      <text:p text:style-name="Standard">-<text:span text:style-name="T1"> Accessibilité : </text:span>Permet aux non-experts de développer des modèles de machine learning performants.</text:p>
      <text:p text:style-name="Standard"/>
      <text:p text:style-name="Standard"><text:span text:style-name="T1">- Optimisation des performances : </text:span>Utilise des techniques avancées pour optimiser les modèles et obtenir de meilleures performances que celles obtenues manuellement.</text:p>
      <text:p text:style-name="Standard"/>
      <text:p text:style-name="Standard"/>
      <text:p text:style-name="P5">Le MLaaS et ses avantages</text:p>
      <text:p text:style-name="Standard"/>
      <text:p text:style-name="Standard"><text:span text:style-name="T1">MLaaS (Machine Learning as a Service)</text:span> propose des services de machine learning sur le cloud, offrant des outils et des infrastructures pour le développement de modèles. Les avantages du MLaaS incluent :</text:p>
      <text:p text:style-name="Standard"/>
      <text:p text:style-name="Standard"><text:span text:style-name="T1">- Scalabilité :</text:span> Les utilisateurs peuvent évoluer en fonction de leurs besoins sans se soucier de l'infrastructure sous-jacente.</text:p>
      <text:p text:style-name="Standard"/>
      <text:p text:style-name="Standard"><text:span text:style-name="T1">- Coût : </text:span>Réduction des coûts liés à l'achat et à la maintenance de matériel informatique.</text:p>
      <text:p text:style-name="Standard"/>
      <text:p text:style-name="Standard"><text:span text:style-name="T1">- Accessibilité : </text:span>Permet aux entreprises de toutes tailles d'accéder à des technologies avancées de machine learning sans investissement initial important.</text:p>
      <text:p text:style-name="Standard"/>
      <text:p text:style-name="Standard"/>
      <text:p text:style-name="P5">Google Cloud Platform et Vertex AI</text:p>
      <text:p text:style-name="Standard"/>
      <text:p text:style-name="Standard"><text:span text:style-name="T1">Google Cloud Platform (GCP) </text:span>propose divers services de cloud computing, parmi lesquels <text:span text:style-name="T1">Vertex AI</text:span> se distingue pour le machine learning. Vertex AI permet de construire, déployer et scaler des modèles de machine learning. Les avantages incluent :</text:p>
      <text:p text:style-name="Standard"/>
      <text:p text:style-name="Standard"><text:span text:style-name="T1">- Intégration fluide :</text:span> Intégration avec d'autres services GCP comme BigQuery et Google Kubernetes Engine.</text:p>
      <text:p text:style-name="Standard"/>
      <text:p text:style-name="Standard"><text:span text:style-name="T1">- Automatisation :</text:span> Automatisation du workflow de ML de bout en bout, de la préparation des données à l'entraînement des modèles.</text:p>
      <text:p text:style-name="Standard"/>
      <text:p text:style-name="Standard"><text:span text:style-name="T1">- Performance : </text:span>Utilisation des technologies avancées de Google pour obtenir des performances optimales.</text:p>
      <text:p text:style-name="Standard"/>
      <text:p text:style-name="Standard"/>
      <text:p text:style-name="Standard"><text:soft-page-break/></text:p>
      <text:p text:style-name="P3">AWS et Sagemaker</text:p>
      <text:p text:style-name="Standard"/>
      <text:p text:style-name="P2"><text:span text:style-name="T1">Amazon Web Services (AWS)</text:span> est une plateforme de cloud computing de premier plan.</text:p>
      <text:p text:style-name="P2"/>
      <text:p text:style-name="P2"><text:span text:style-name="T1">Amazon SageMaker</text:span> est un service complet de machine learning sur AWS, offrant des outils pour construire, entraîner et déployer des modèles. Les avantages incluent :</text:p>
      <text:p text:style-name="P2"/>
      <text:p text:style-name="Standard"><text:span text:style-name="T1">- Large gamme d'outils :</text:span> Comprend des fonctionnalités pour le développement, l'entraînement, et le déploiement de modèles ML.</text:p>
      <text:p text:style-name="Standard"/>
      <text:p text:style-name="Standard"><text:span text:style-name="T1">- Gestion simplifiée : </text:span>Simplifie la gestion des ressources et des coûts grâce à une infrastructure scalable.</text:p>
      <text:p text:style-name="Standard"/>
      <text:p text:style-name="Standard"><text:span text:style-name="T1">- Sécurité :</text:span> Haut niveau de sécurité et de conformité aux standards de l'industrie.</text:p>
      <text:p text:style-name="Standard"/>
      <text:p text:style-name="Standard"/>
      <text:p text:style-name="P3">Azure et Azure Machine Learning</text:p>
      <text:p text:style-name="Standard"/>
      <text:p text:style-name="P1"><text:span text:style-name="T1">Microsoft Azure </text:span>est une plateforme de cloud computing qui propose Azure Machine Learning, un service pour construire, entraîner, et déployer des modèles de machine learning. </text:p>
      <text:p text:style-name="P1"/>
      <text:p text:style-name="P1">Les avantages incluent :</text:p>
      <text:p text:style-name="Standard"/>
      <text:p text:style-name="Standard"><text:span text:style-name="T1">- Collaboration : </text:span>Facilite la collaboration entre data scientists grâce à des outils intégrés.</text:p>
      <text:p text:style-name="Standard"/>
      <text:p text:style-name="Standard">- <text:span text:style-name="T1">Productivité </text:span>: Offre des environnements de développement riches, y compris des notebooks et des outils de gestion des expériences.</text:p>
      <text:p text:style-name="Standard"/>
      <text:p text:style-name="Standard"><text:span text:style-name="T1">- Intégration : </text:span>S'intègre bien avec d'autres services Microsoft, comme Power BI et Azure Data Lake.</text:p>
      <text:p text:style-name="Standard"/>
      <text:p text:style-name="P3">DataRobot</text:p>
      <text:p text:style-name="Standard"/>
      <text:p text:style-name="Standard"><text:span text:style-name="T1">DataRobot </text:span>est une plateforme d'AutoML qui permet aux entreprises de construire et déployer rapidement des modèles de machine learning. Les avantages incluent :</text:p>
      <text:p text:style-name="Standard"/>
      <text:p text:style-name="Standard"><text:span text:style-name="T1">- Automatisation : </text:span>Automatisation des tâches de data science, de la préparation des données à l'entraînement des modèles.</text:p>
      <text:p text:style-name="Standard"/>
      <text:p text:style-name="Standard"><text:span text:style-name="T1">- Prédictions fiables : </text:span>Utilise des techniques avancées pour garantir des prédictions précises et fiables.</text:p>
      <text:p text:style-name="Standard"/>
      <text:p text:style-name="Standard"><text:span text:style-name="T1">- Déploiement facile :</text:span> Simplifie le déploiement des modèles dans des environnements de production, permettant une mise à l'échelle rapide et efficace.</text:p>
      <text:p text:style-name="Standard"/>
      <text:p text:style-name="Standard">Ces technologies et services permettent d'accélérer le développement de solutions de machine learning tout en rendant ces technologies accessibles à un plus large éventail d'utilisateurs et d'entrepris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4-05-30T10:35:46.428000000</dc:date>
    <meta:editing-duration>PT39M11S</meta:editing-duration>
    <meta:editing-cycles>4</meta:editing-cycles>
    <meta:document-statistic meta:table-count="0" meta:image-count="0" meta:object-count="0" meta:page-count="2" meta:paragraph-count="36" meta:word-count="574" meta:character-count="3881" meta:non-whitespace-character-count="3339"/>
  </office:meta>
</office:document-meta>
</file>